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1764" officeooo:paragraph-rsid="00011764"/>
    </style:style>
    <style:style style:name="P2" style:family="paragraph" style:parent-style-name="Standard">
      <style:text-properties officeooo:rsid="00011764" officeooo:paragraph-rsid="000117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lar Mass: search integer in a string.</text:p>
      <text:p text:style-name="P1"/>
      <text:p text:style-name="P1">浮点数：取对数以防溢出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11-02T18:48:12.267000000</dc:date>
    <meta:editing-duration>PT2M37S</meta:editing-duration>
    <meta:editing-cycles>2</meta:editing-cycles>
    <meta:document-statistic meta:table-count="0" meta:image-count="0" meta:object-count="0" meta:page-count="1" meta:paragraph-count="2" meta:word-count="19" meta:character-count="51" meta:non-whitespace-character-count="45"/>
  </office:meta>
</office:document-meta>
</file>